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3.5pt" style:font-size-asian="13.5pt"/>
    </style:style>
    <style:style style:name="T3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4pt" style:font-size-asian="14pt"/>
    </style:style>
    <style:style style:name="T4" style:parent-style-name="DefaultParagraphFont" style:family="text">
      <style:text-properties style:font-name="Times New Roman" style:font-name-asian="Times New Roman" style:font-name-complex="Times New Roman" fo:font-size="13.5pt" style:font-size-asian="13.5pt"/>
    </style:style>
    <style:style style:name="T5" style:parent-style-name="DefaultParagraphFont" style:family="text">
      <style:text-properties style:font-name="Times New Roman" style:font-name-asian="Times New Roman" style:font-name-complex="Times New Roman" fo:font-size="13.5pt" style:font-size-asian="13.5pt"/>
    </style:style>
    <style:style style:name="T6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/>
    </style:style>
    <style:style style:name="T7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/>
    </style:style>
    <style:style style:name="T8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9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0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1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2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3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4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5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6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7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8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9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20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21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22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23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24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25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26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27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28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29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30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31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32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33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34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35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36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37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38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39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40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41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42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43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44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45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46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47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48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49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50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51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52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/>
    </style:style>
    <style:style style:name="T53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54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55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56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57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58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59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60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61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62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63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64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65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66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67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68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69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70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71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72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73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74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75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76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77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78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79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80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81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82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83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84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/>
    </style:style>
    <style:style style:name="T85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86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87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88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89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90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91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92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93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94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95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96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97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98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99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00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01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02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/>
    </style:style>
    <style:style style:name="T103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04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05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06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07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08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09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10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/>
    </style:style>
    <style:style style:name="T111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12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13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14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15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16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17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18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19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20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21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22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23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24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25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26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27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28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29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30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31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32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33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34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35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36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37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38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39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</office:automatic-styles>
  <office:body>
    <office:text text:use-soft-page-breaks="true">
      <text:p text:style-name="P1"><text:span text:style-name="T2">ASSIGNMENT NO. 1</text:span></text:p>
      <text:p text:style-name="Normal"/>
      <text:p text:style-name="Normal"><text:span text:style-name="T3">Title :</text:span><text:span text:style-name="T4"><text:s/>-Design a distributed application using RMI for remote computation where client submits two strings to the server and server returns the concatenation of the given strings.</text:span></text:p>
      <text:p text:style-name="Normal"/>
      <text:p text:style-name="Normal"><text:span text:style-name="T5">-------------------------------------------------------------------------------------------</text:span></text:p>
      <text:p text:style-name="Normal"/>
      <text:p text:style-name="Normal"><text:span text:style-name="T6">SOURCE CODE:-</text:span></text:p>
      <text:p text:style-name="Normal"/>
      <text:p text:style-name="Normal"><text:span text:style-name="T7">1.MyClient.java</text:span></text:p>
      <text:p text:style-name="Normal"/>
      <text:p text:style-name="Normal"><text:span text:style-name="T8">import java.util.Scanner;</text:span></text:p>
      <text:p text:style-name="Normal"><text:span text:style-name="T9">import java.rmi.*; <text:s/></text:span></text:p>
      <text:p text:style-name="Normal"><text:span text:style-name="T10">public class MyClient</text:span></text:p>
      <text:p text:style-name="Normal"><text:span text:style-name="T11">{ <text:s/></text:span></text:p>
      <text:p text:style-name="Normal"><text:span text:style-name="T12"><text:tab/>public static void main(String args[])</text:span></text:p>
      <text:p text:style-name="Normal"><text:span text:style-name="T13"><text:tab/>{ <text:s/></text:span></text:p>
      <text:p text:style-name="Normal"><text:span text:style-name="T14"><text:tab/></text:span><text:span text:style-name="T15"><text:tab/>try</text:span></text:p>
      <text:p text:style-name="Normal"><text:span text:style-name="T16"><text:tab/></text:span><text:span text:style-name="T17"><text:tab/>{ <text:s/></text:span></text:p>
      <text:p text:style-name="Normal"><text:span text:style-name="T18"><text:tab/></text:span><text:span text:style-name="T19"><text:tab/></text:span><text:span text:style-name="T20"><text:tab/>Concat stub=(Concat)Naming.lookup("localhost"); <text:s/></text:span></text:p>
      <text:p text:style-name="Normal"><text:span text:style-name="T21"><text:tab/></text:span><text:span text:style-name="T22"><text:tab/></text:span><text:span text:style-name="T23"><text:tab/>Scanner input = new Scanner(System.in);</text:span><text:span text:style-name="T24"><text:tab/></text:span><text:span text:style-name="T25"><text:tab/></text:span><text:span text:style-name="T26"><text:tab/></text:span></text:p>
      <text:p text:style-name="Normal"><text:span text:style-name="T27"><text:tab/></text:span><text:span text:style-name="T28"><text:tab/></text:span><text:span text:style-name="T29"><text:tab/>String x,y;</text:span></text:p>
      <text:p text:style-name="Normal"><text:span text:style-name="T30"><text:tab/></text:span><text:span text:style-name="T31"><text:tab/></text:span><text:span text:style-name="T32"><text:tab/>System.out.println("Enter String 1: ");</text:span></text:p>
      <text:p text:style-name="Normal"><text:span text:style-name="T33"><text:tab/></text:span><text:span text:style-name="T34"><text:tab/></text:span><text:span text:style-name="T35"><text:tab/>x = input.nextLine();</text:span></text:p>
      <text:p text:style-name="Normal"><text:span text:style-name="T36"><text:tab/></text:span><text:span text:style-name="T37"><text:tab/></text:span><text:span text:style-name="T38"><text:tab/>System.out.println("Enter String 2: ");</text:span></text:p>
      <text:p text:style-name="Normal"><text:span text:style-name="T39"><text:tab/></text:span><text:span text:style-name="T40"><text:tab/></text:span><text:span text:style-name="T41"><text:tab/>y = input.nextLine();</text:span></text:p>
      <text:p text:style-name="Normal"><text:span text:style-name="T42"><text:tab/></text:span><text:span text:style-name="T43"><text:tab/></text:span><text:span text:style-name="T44"><text:tab/>Syst</text:span><text:span text:style-name="T45">em.out.println(stub.concat(x,y)); <text:s/></text:span></text:p>
      <text:p text:style-name="Normal"><text:span text:style-name="T46"><text:tab/></text:span><text:span text:style-name="T47"><text:tab/>}</text:span></text:p>
      <text:p text:style-name="Normal"><text:span text:style-name="T48"><text:tab/></text:span><text:span text:style-name="T49"><text:tab/>catch(Exception e){} <text:s/></text:span></text:p>
      <text:p text:style-name="Normal"><text:span text:style-name="T50"><text:tab/>} <text:s/></text:span></text:p>
      <text:p text:style-name="Normal"><text:span text:style-name="T51">}</text:span></text:p>
      <text:p text:style-name="Normal"/>
      <text:p text:style-name="Normal"><text:span text:style-name="T52">2.MyServer.java</text:span></text:p>
      <text:p text:style-name="Normal"/>
      <text:p text:style-name="Normal"><text:span text:style-name="T53">import java.rmi.*; <text:s/></text:span></text:p>
      <text:p text:style-name="Normal"><text:span text:style-name="T54">import java.rmi.registry.*; <text:s/></text:span></text:p>
      <text:p text:style-name="Normal"><text:span text:style-name="T55">public class MyServer</text:span></text:p>
      <text:p text:style-name="Normal"><text:span text:style-name="T56">{ <text:s/></text:span></text:p>
      <text:p text:style-name="Normal"><text:span text:style-name="T57"><text:tab/>public static void main(String args[])</text:span></text:p>
      <text:p text:style-name="Normal"><text:span text:style-name="T58"><text:tab/>{ <text:s/></text:span></text:p>
      <text:p text:style-name="Normal"><text:span text:style-name="T59"><text:tab/></text:span><text:span text:style-name="T60"><text:tab/>try</text:span></text:p>
      <text:p text:style-name="Normal"><text:span text:style-name="T61"><text:tab/></text:span><text:span text:style-name="T62"><text:tab/>{ <text:s/></text:span></text:p>
      <text:p text:style-name="Normal"><text:span text:style-name="T63"><text:tab/></text:span><text:span text:style-name="T64"><text:tab/></text:span><text:span text:style-name="T65"><text:tab/>Concat stub=new<text:s/></text:span><text:span text:style-name="T66">ConcatRemote(); <text:s/></text:span></text:p>
      <text:p text:style-name="Normal"><text:span text:style-name="T67"><text:tab/></text:span><text:span text:style-name="T68"><text:tab/></text:span><text:span text:style-name="T69"><text:tab/>Naming.rebind("localhost",stub); <text:s/></text:span></text:p>
      <text:p text:style-name="Normal"><text:span text:style-name="T70"><text:tab/></text:span><text:span text:style-name="T71"><text:tab/>}</text:span></text:p>
      <text:soft-page-break/>
      <text:p text:style-name="Normal"><text:span text:style-name="T72"><text:tab/></text:span><text:span text:style-name="T73"><text:tab/>catch(Exception e)</text:span></text:p>
      <text:p text:style-name="Normal"><text:span text:style-name="T74"><text:tab/></text:span><text:span text:style-name="T75"><text:tab/>{</text:span></text:p>
      <text:p text:style-name="Normal"><text:span text:style-name="T76"><text:tab/></text:span><text:span text:style-name="T77"><text:tab/></text:span><text:span text:style-name="T78"><text:tab/>System.out.println(e);</text:span></text:p>
      <text:p text:style-name="Normal"><text:span text:style-name="T79"><text:tab/></text:span><text:span text:style-name="T80"><text:tab/>} <text:s/></text:span></text:p>
      <text:p text:style-name="Normal"><text:span text:style-name="T81"><text:s text:c="4"/></text:span><text:span text:style-name="T82"><text:tab/>} <text:s/></text:span></text:p>
      <text:p text:style-name="Normal"><text:span text:style-name="T83">} <text:s/></text:span></text:p>
      <text:p text:style-name="Normal"/>
      <text:p text:style-name="Normal"/>
      <text:p text:style-name="Normal"><text:span text:style-name="T84">3.ConcatRemote.java</text:span></text:p>
      <text:p text:style-name="Normal"/>
      <text:p text:style-name="Normal"><text:span text:style-name="T85">import java.rmi.*; <text:s/></text:span></text:p>
      <text:p text:style-name="Normal"><text:span text:style-name="T86">import java.rmi.server.*; <text:s/></text:span></text:p>
      <text:p text:style-name="Normal"><text:span text:style-name="T87">public class ConcatRemote extends UnicastRemoteObject<text:s/></text:span><text:span text:style-name="T88">implements Concat</text:span></text:p>
      <text:p text:style-name="Normal"><text:span text:style-name="T89">{ <text:s/></text:span></text:p>
      <text:p text:style-name="Normal"><text:span text:style-name="T90"><text:tab/>ConcatRemote()throws RemoteException</text:span></text:p>
      <text:p text:style-name="Normal"><text:span text:style-name="T91"><text:tab/>{ <text:s/></text:span></text:p>
      <text:p text:style-name="Normal"><text:span text:style-name="T92"><text:tab/><text:s text:c="4"/>super(); <text:s/></text:span></text:p>
      <text:p text:style-name="Normal"><text:span text:style-name="T93"><text:tab/>} <text:s/></text:span></text:p>
      <text:p text:style-name="Normal"><text:span text:style-name="T94"><text:s text:c="4"/></text:span><text:span text:style-name="T95"><text:tab/>public String concat(String x,String y)</text:span></text:p>
      <text:p text:style-name="Normal"><text:span text:style-name="T96"><text:tab/>{</text:span></text:p>
      <text:p text:style-name="Normal"><text:span text:style-name="T97"><text:tab/></text:span><text:span text:style-name="T98"><text:tab/>return x+y;</text:span></text:p>
      <text:p text:style-name="Normal"><text:span text:style-name="T99"><text:s text:c="4"/></text:span><text:span text:style-name="T100"><text:tab/>} <text:s/></text:span></text:p>
      <text:p text:style-name="Normal"><text:span text:style-name="T101">} <text:s/></text:span></text:p>
      <text:p text:style-name="Normal"/>
      <text:p text:style-name="Normal"><text:span text:style-name="T102">4.Concat.java</text:span></text:p>
      <text:p text:style-name="Normal"/>
      <text:p text:style-name="Normal"><text:span text:style-name="T103">import java.rmi.*;</text:span></text:p>
      <text:p text:style-name="Normal"/>
      <text:p text:style-name="Normal"><text:span text:style-name="T104">public interface Concat extends Remote</text:span></text:p>
      <text:p text:style-name="Normal"><text:span text:style-name="T105">{ <text:s/></text:span></text:p>
      <text:p text:style-name="Normal"><text:span text:style-name="T106"><text:tab/>public String<text:s/></text:span><text:span text:style-name="T107">concat(String x,String y)throws RemoteException; <text:s/></text:span></text:p>
      <text:p text:style-name="Normal"><text:span text:style-name="T108">} <text:s/></text:span></text:p>
      <text:p text:style-name="Normal"/>
      <text:p text:style-name="Normal"><text:span text:style-name="T109">-------------------------------------------------------------------------------------------------------</text:span></text:p>
      <text:p text:style-name="Normal"/>
      <text:p text:style-name="Normal"><text:span text:style-name="T110">Output:</text:span></text:p>
      <text:p text:style-name="Normal"/>
      <text:p text:style-name="Normal"><text:span text:style-name="T111">Terminal 1:</text:span></text:p>
      <text:p text:style-name="Normal"><text:span text:style-name="T112">it@it-mmt-04:~$ cd Desktop/</text:span><?opendocument cursor-position?><text:span text:style-name="T113"><text:s/></text:span><text:span text:style-name="T114">SL-5-1/</text:span></text:p>
      <text:p text:style-name="Normal"><text:span text:style-name="T115">it@it-mmt-04:~/Desktop/</text:span><text:span text:style-name="T116"><text:s/></text:span><text:span text:style-name="T117">SL-5-1$ javac *.java</text:span></text:p>
      <text:p text:style-name="Normal"><text:span text:style-name="T118">it@it-mmt-04:~/Desktop/</text:span><text:span text:style-name="T119"><text:s/></text:span><text:span text:style-name="T120">SL-5-1$ rmic ConcatRemote</text:span></text:p>
      <text:p text:style-name="Normal"><text:span text:style-name="T121">it@it-mmt-04:~/Desktop/</text:span><text:span text:style-name="T122"><text:s/></text:span><text:span text:style-name="T123">/SL-5-1$ rmiregistry 5000</text:span></text:p>
      <text:p text:style-name="Normal"/>
      <text:p text:style-name="Normal"><text:span text:style-name="T124">Terminal 2:</text:span></text:p>
      <text:p text:style-name="Normal"><text:span text:style-name="T125">it@it-mmt-04:~/Desktop/</text:span><text:span text:style-name="T126"><text:s/></text:span><text:span text:style-name="T127">SL-5-3$ java MyServer</text:span></text:p>
      <text:p text:style-name="Normal"/>
      <text:p text:style-name="Normal"><text:span text:style-name="T128">Terminal 3:</text:span></text:p>
      <text:soft-page-break/>
      <text:p text:style-name="Normal"><text:span text:style-name="T129">it@it-mmt-04:~/Desktop/</text:span><text:span text:style-name="T130"><text:s/></text:span><text:span text:style-name="T131">SL-5-3$ java MyClient</text:span></text:p>
      <text:p text:style-name="Normal"><text:span text:style-name="T132">Enter String 1:</text:span></text:p>
      <text:p text:style-name="Normal"><text:span text:style-name="T133">Hello</text:span></text:p>
      <text:p text:style-name="Normal"><text:span text:style-name="T134">Enter String 2:</text:span></text:p>
      <text:p text:style-name="Normal"><text:span text:style-name="T135">World</text:span></text:p>
      <text:p text:style-name="Normal"><text:span text:style-name="T136">HelloWorld</text:span></text:p>
      <text:p text:style-name="Normal"><text:span text:style-name="T137">it@it-mmt-04:~/Desktop/</text:span><text:span text:style-name="T138"><text:s/></text:span><text:span text:style-name="T139">SL-5-3$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PL-2</meta:initial-creator>
    <dc:creator>PL-2</dc:creator>
    <meta:creation-date>2018-03-29T10:25:00Z</meta:creation-date>
    <dc:date>2018-03-29T10:25:00Z</dc:date>
    <meta:template xlink:href="Normal" xlink:type="simple"/>
    <meta:editing-cycles>2</meta:editing-cycles>
    <meta:editing-duration>PT120S</meta:editing-duration>
    <meta:document-statistic meta:page-count="3" meta:paragraph-count="4" meta:word-count="303" meta:character-count="2031" meta:row-count="14" meta:non-whitespace-character-count="1732"/>
  </office:meta>
</office:document-meta>
</file>